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opacity="70%" draw:textarea-horizontal-align="justify" draw:textarea-vertical-align="middle" draw:auto-grow-height="false" fo:padding-top="0.175cm" fo:padding-bottom="0.175cm" fo:padding-left="0.3cm" fo:padding-right="0.3cm" draw:shadow-opacity="70%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5cm" svg:height="1.5cm" svg:x="22cm" svg:y="8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6cm" svg:height="12.3cm" svg:x="22.2cm" svg:y="1.2cm">
          <text:p text:style-name="P2"><text:span text:style-name="T1">u_char ring[]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cm" svg:height="4.1cm" svg:x="22.6cm" svg:y="9.1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9cm" svg:height="1.396cm" svg:x="22.6cm" svg:y="2.704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2cm" svg:height="3.963cm" svg:x="21.1cm" svg:y="9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1" xml:id="id4" draw:id="id4" draw:layer="layout" svg:width="6.458cm" svg:height="2.1cm" svg:x="5.542cm" svg:y="7.9cm">
          <text:p text:style-name="P2"><text:span text:style-name="T1">u_char *sc_tb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6.458cm" svg:height="2.1cm" svg:x="5.542cm" svg:y="10.4cm">
          <text:p text:style-name="P2"><text:span text:style-name="T1">u_int sc_tb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21.1cm" svg:y1="11.182cm" svg:x2="12cm" svg:y2="11.45cm" draw:start-shape="id1" draw:start-glue-point="5" draw:end-shape="id2" draw:end-glue-point="1" svg:d="m21100 11182c-6823 0-2274 268-9100 268" svg:viewBox="0 0 9101 269">
          <text:p/>
        </draw:connector>
        <draw:connector draw:style-name="gr6" draw:text-style-name="P2" draw:layer="layout" draw:type="curve" svg:x1="22cm" svg:y1="9.05cm" svg:x2="12cm" svg:y2="8.95cm" draw:start-shape="id3" draw:start-glue-point="3" draw:end-shape="id4" draw:end-glue-point="1" svg:d="m22000 9050c-7461 0-2461-100-10000-100" svg:viewBox="0 0 10001 101">
          <text:p/>
        </draw:connector>
        <draw:custom-shape draw:style-name="gr7" draw:text-style-name="P1" xml:id="id9" draw:id="id9" draw:layer="layout" svg:width="4.9cm" svg:height="4cm" svg:x="14.8cm" svg:y="8.2cm">
          <text:p text:style-name="P2"><text:span text:style-name="T1">ndqb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5" draw:id="id5" draw:layer="layout" svg:width="5.586cm" svg:height="2.712cm" svg:x="32.914cm" svg:y="7cm">
          <text:p text:style-name="P2"><text:span text:style-name="T1">b_to_q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5.707cm" svg:y1="7cm" svg:x2="27.5cm" svg:y2="3.402cm" draw:start-shape="id5" draw:start-glue-point="0" draw:end-shape="id6" draw:end-glue-point="1" svg:d="m35707 7000c0-2399-2735-3598-8207-3598" svg:viewBox="0 0 8208 3599">
          <text:p/>
        </draw:connector>
        <draw:custom-shape draw:style-name="gr7" draw:text-style-name="P1" xml:id="id7" draw:id="id7" draw:layer="layout" svg:width="5.586cm" svg:height="2.712cm" svg:x="32.914cm" svg:y="11.388cm">
          <text:p text:style-name="P2"><text:span text:style-name="T1">ttwrit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35.707cm" svg:y1="11.388cm" svg:x2="35.707cm" svg:y2="9.712cm" draw:start-shape="id7" draw:start-glue-point="0" draw:end-shape="id5" draw:end-glue-point="2" svg:d="m35707 11388v-1676" svg:viewBox="0 0 1 1677">
          <text:p/>
        </draw:connector>
        <draw:custom-shape draw:style-name="gr7" draw:text-style-name="P1" xml:id="id8" draw:id="id8" draw:layer="layout" svg:width="5.366cm" svg:height="2.433cm" svg:x="14.534cm" svg:y="3.9cm">
          <text:p text:style-name="P2"><text:span text:style-name="T1">comstar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7.217cm" svg:y1="6.333cm" svg:x2="17.25cm" svg:y2="8.2cm" draw:start-shape="id8" draw:start-glue-point="2" draw:end-shape="id9" draw:end-glue-point="0" svg:d="m17217 6333c0 1401 33 468 33 1867" svg:viewBox="0 0 34 1868">
          <text:p/>
        </draw:connector>
        <draw:custom-shape draw:style-name="gr7" draw:text-style-name="P1" xml:id="id10" draw:id="id10" draw:layer="layout" svg:width="10.9cm" svg:height="2.433cm" svg:x="3.6cm" svg:y="13.2cm">
          <text:p text:style-name="P2"><text:span text:style-name="T1">bus_space_write_multi_1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5.542cm" svg:y1="8.95cm" svg:x2="3.6cm" svg:y2="14.416cm" draw:start-shape="id4" draw:start-glue-point="3" draw:end-shape="id10" svg:d="m5542 8950c-3738 0-2767 5466-1942 5466" svg:viewBox="0 0 2703 5467">
          <text:p/>
        </draw:connector>
        <draw:line draw:style-name="gr8" draw:text-style-name="P2" draw:layer="layout" svg:x1="1.4cm" svg:y1="16.2cm" svg:x2="38.5cm" svg:y2="16.2cm">
          <text:p/>
        </draw:line>
        <draw:custom-shape draw:style-name="gr5" draw:text-style-name="P1" xml:id="id11" draw:id="id11" draw:layer="layout" svg:width="9.9cm" svg:height="2.1cm" svg:x="4.1cm" svg:y="17.6cm">
          <text:p text:style-name="P2"><text:span text:style-name="T1">Serial port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curve" svg:x1="9.05cm" svg:y1="15.633cm" svg:x2="9.05cm" svg:y2="17.6cm" draw:start-shape="id10" draw:start-glue-point="2" draw:end-shape="id11" svg:d="m9050 15633v1967" svg:viewBox="0 0 1 1968">
          <text:p/>
        </draw:connector>
        <draw:frame draw:style-name="gr9" draw:text-style-name="P3" draw:layer="layout" svg:width="5.341cm" svg:height="1.728cm" svg:x="32.9cm" svg:y="16.472cm">
          <draw:text-box>
            <text:p><text:span text:style-name="T2">Hardware</text:span></text:p>
          </draw:text-box>
        </draw:frame>
        <draw:frame draw:style-name="gr9" draw:text-style-name="P3" draw:layer="layout" svg:width="5.18cm" svg:height="1.728cm" svg:x="33cm" svg:y="14.272cm">
          <draw:text-box>
            <text:p><text:span text:style-name="T2">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3-29T10:40:32.682845331</meta:creation-date>
    <dc:date>2014-03-29T11:48:57.525926790</dc:date>
    <dc:creator>Okabe Kiwamu</dc:creator>
    <meta:editing-duration>PT52M13S</meta:editing-duration>
    <meta:editing-cycles>72</meta:editing-cycles>
    <meta:generator>LibreOffice/4.1.5.3$Linux_X86_64 LibreOffice_project/410m0$Build-3</meta:generator>
    <meta:document-statistic meta:object-count="23"/>
  </office:meta>
</office:document-meta>
</file>